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2cm"/>
    </style:style>
    <style:style style:name="co2" style:family="table-column">
      <style:table-column-properties fo:break-before="auto" style:column-width="0.803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6" style:family="table-cell" style:parent-style-name="Default">
      <style:table-cell-properties fo:background-color="#ffffa6" fo:border="0.06pt solid #000000"/>
    </style:style>
    <style:style style:name="ce7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0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0" table:default-cell-style-name="Default"/>
        <table:table-column table:style-name="co5" table:default-cell-style-name="Default"/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0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table:style-name="ce10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number-columns-repeated="24" table:style-name="ce10" office:value-type="float" office:value="0" calcext:value-type="float">
            <text:p>0</text:p>
          </table:table-cell>
          <table:table-cell/>
          <table:table-cell table:style-name="ce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30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24" table:style-name="ce10" office:value-type="float" office:value="0" calcext:value-type="float">
            <text:p>0</text:p>
          </table:table-cell>
          <table:table-cell table:style-name="ce10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5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5" table:style-name="ce10" office:value-type="float" office:value="0" calcext:value-type="float">
            <text:p>0</text:p>
          </table:table-cell>
          <table:table-cell/>
          <table:table-cell table:style-name="ce10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9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4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table:style-name="ce5" office:value-type="string" calcext:value-type="string">
            <text:p>º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 table:number-rows-repeated="2">
          <table:table-cell table:style-name="Default" table:number-columns-repeated="8"/>
          <table:table-cell table:number-columns-repeated="37"/>
        </table:table-row>
        <table:table-row table:style-name="ro1">
          <table:table-cell table:style-name="ce6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Digit 0</text:p>
          </table:table-cell>
          <table:table-cell table:number-columns-repeated="6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Digit 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Digit 2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Digit 3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Digit 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Digit 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Digit 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Digit 7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Digit 8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Digit 9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blank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hyphen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style-name="ce7" office:value-type="string" calcext:value-type="string">
            <text:p>degre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4:22:54.12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hil Davies</meta:initial-creator>
    <meta:creation-date>2021-12-18T16:36:14.296000000</meta:creation-date>
    <dc:date>2021-12-19T14:23:44.976000000</dc:date>
    <dc:creator>Phil Davies</dc:creator>
    <meta:editing-duration>PT1H30M4S</meta:editing-duration>
    <meta:editing-cycles>13</meta:editing-cycles>
    <meta:generator>LibreOffice/7.2.4.1$Windows_X86_64 LibreOffice_project/27d75539669ac387bb498e35313b970b7fe9c4f9</meta:generator>
    <meta:document-statistic meta:table-count="1" meta:cell-count="865" meta:object-count="0"/>
  </office:meta>
</office:document-meta>
</file>